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ik do wypisywania założeń gry.</text:p>
      <text:p text:style-name="Standard"/>
      <text:p text:style-name="Standard">Ogólna koncepcja:</text:p>
      <text:list xml:id="list199081171" text:style-name="L1">
        <text:list-item>
          <text:p text:style-name="P1">Gra ma być hybrydą RPG i point'n'click'a</text:p>
        </text:list-item>
        <text:list-item>
          <text:p text:style-name="P1">Ręcznie rysowane tła pomiędzy, którymi będą się poruszać postacie</text:p>
        </text:list-item>
        <text:list-item>
          <text:p text:style-name="P1">Walka turowa w zależności od indywidualnych statystyk inicjatywy</text:p>
        </text:list-item>
        <text:list-item>
          <text:p text:style-name="P1">Gracz prowadzi drużyną postaci (ilu?)</text:p>
        </text:list-item>
        <text:list-item>
          <text:p text:style-name="P1">Postacie mogą być różnej rasy i <text:s/>(np. Człowiek – najbardziej zbalansowany, Elf – healer, Mroczny Elf – mag bitewny, Krasnolud – wojownik , ork – berserker lub coś podobnego)</text:p>
        </text:list-item>
        <text:list-item>
          <text:p text:style-name="P1">Klasy będące różnymi kombinacjami typu wojownik paladyn ; wojownik banfdyta itd.</text:p>
        </text:list-item>
        <text:list-item>
          <text:p text:style-name="P1">Jedna postać będzie alter ego gracza. Będzie prowadzić dialogi i pełnić funkcję dowodzącego w walce ( lekki spadek statystyk dla reszty drużyny po jego śmierci)</text:p>
        </text:list-item>
        <text:list-item>
          <text:p text:style-name="P1">Każda postać będzie miała własne drzewko rozwoju</text:p>
        </text:list-item>
      </text:list>
      <text:p text:style-name="Standard"/>
      <text:p text:style-name="Standard"/>
      <text:p text:style-name="Standard">Statystyki Postaci:</text:p>
      <text:list xml:id="list450303593" text:style-name="L2">
        <text:list-item>
          <text:p text:style-name="P2">Siła – zwiększa obrażenia zadawane przez postać</text:p>
        </text:list-item>
        <text:list-item>
          <text:p text:style-name="P2">Wytrzymałość – zwiększa HP</text:p>
        </text:list-item>
        <text:list-item>
          <text:p text:style-name="P2">Witalność – przyspiesza regenerację HP </text:p>
        </text:list-item>
        <text:list-item>
          <text:p text:style-name="P2">Zręczność – Zwiększa szanse uniku</text:p>
        </text:list-item>
        <text:list-item>
          <text:p text:style-name="P2">Inicjatywa - <text:s/>skraca czas pomiędzy atakami postaci</text:p>
        </text:list-item>
        <text:list-item>
          <text:p text:style-name="P2">Koncentracja – Zwiększa obrażenia magiczne</text:p>
        </text:list-item>
        <text:list-item>
          <text:p text:style-name="P2">Inteligencja – Przyspiesza regenerację many</text:p>
        </text:list-item>
        <text:list-item>
          <text:p text:style-name="P2">Wiedza – Zwiększa ilość many i szybkość levelowania</text:p>
        </text:list-item>
        <text:list-item>
          <text:p text:style-name="P2">Dowodzenie – Umożliwia rekrutację większej ilości postaci</text:p>
        </text:list-item>
        <text:list-item>
          <text:p text:style-name="P2">Szczęście – wpływa na ataki krytyczne</text:p>
        </text:list-item>
      </text:list>
      <text:p text:style-name="Standard"/>
      <text:p text:style-name="Standard"/>
      <text:p text:style-name="Standard">Klasy Postaci:</text:p>
      <text:list xml:id="list1907344298" text:style-name="L3">
        <text:list-item>
          <text:p text:style-name="P3">Wojownik:</text:p>
          <text:list>
            <text:list-item>
              <text:p text:style-name="P3">Paladyn (wytrzymałość, <text:s/>witalność)</text:p>
            </text:list-item>
            <text:list-item>
              <text:p text:style-name="P3">Bandyta (siła , witalność)</text:p>
            </text:list-item>
            <text:list-item>
              <text:p text:style-name="P3">Renegat (siła , wytrzymałość)</text:p>
            </text:list-item>
          </text:list>
        </text:list-item>
      </text:list>
      <text:list xml:id="list2114816927" text:style-name="L4">
        <text:list-item>
          <text:p text:style-name="P4">Mag:</text:p>
          <text:list>
            <text:list-item>
              <text:p text:style-name="P4">Czarownik (koncentracja, inteligencja)</text:p>
            </text:list-item>
            <text:list-item>
              <text:p text:style-name="P4">Druid ( inteligencja , wiedza)</text:p>
            </text:list-item>
            <text:list-item>
              <text:p text:style-name="P4">Szaman (koncentracja, wiedza)</text:p>
            </text:list-item>
          </text:list>
        </text:list-item>
      </text:list>
      <text:list xml:id="list829348763" text:style-name="L5">
        <text:list-item>
          <text:p text:style-name="P5">Łotr:</text:p>
          <text:list>
            <text:list-item>
              <text:p text:style-name="P5">Bard <text:s/>(zręczność, szczęście)</text:p>
            </text:list-item>
            <text:list-item>
              <text:p text:style-name="P5">Zabójca ( inicjatywa, szczęście)</text:p>
            </text:list-item>
            <text:list-item>
              <text:p text:style-name="P5">Zwiadowca (inicjatywa , zręczność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7M33S</meta:editing-duration>
    <meta:editing-cycles>6</meta:editing-cycles>
    <meta:generator>LibreOffice/3.5$Linux_X86_64 LibreOffice_project/350m1$Build-2</meta:generator>
    <dc:date>2013-01-24T23:55:31</dc:date>
    <meta:document-statistic meta:table-count="0" meta:image-count="0" meta:object-count="0" meta:page-count="1" meta:paragraph-count="34" meta:word-count="237" meta:character-count="1502" meta:non-whitespace-character-count="1324"/>
    <meta:user-defined meta:name="Info 1"/>
    <meta:user-defined meta:name="Info 2"/>
    <meta:user-defined meta:name="Info 3"/>
    <meta:user-defined meta:name="Info 4"/>
  </office:meta>
</office:document-meta>
</file>